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elle1.E1" style:family="table-cell">
      <style:table-cell-properties style:border-line-width="0.002cm 0.088cm 0.002cm" fo:padding="0.097cm" fo:border="0.092cm double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paragraph-properties loext:contextual-spacing="false" fo:margin-top="0cm" fo:margin-bottom="0.101cm"/>
    </style:style>
    <style:style style:name="P3" style:family="paragraph" style:parent-style-name="Text_20_body">
      <style:paragraph-properties loext:contextual-spacing="false" fo:margin-top="0cm" fo:margin-bottom="0.101cm"/>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style:font-name="Arial" fo:font-size="11.1000003814697pt" fo:font-style="italic" style:text-underline-style="solid" style:text-underline-width="auto" style:text-underline-color="font-color" fo:font-weight="normal" style:font-size-asian="11.1000003814697pt" style:font-style-asian="italic" style:font-weight-asian="normal" style:font-size-complex="11.1000003814697pt" style:font-style-complex="italic" style:font-weight-complex="normal"/>
    </style:style>
    <style:style style:name="P11" style:family="paragraph" style:parent-style-name="Standard">
      <style:text-properties style:font-name="Arial" fo:font-size="11.1000003814697pt" fo:font-style="italic" style:text-underline-style="solid" style:text-underline-width="auto" style:text-underline-color="font-color" style:font-size-asian="11.1000003814697pt" style:font-style-asian="italic" style:font-size-complex="11.1000003814697pt" style:font-style-complex="italic"/>
    </style:style>
    <style:style style:name="P12" style:family="paragraph" style:parent-style-name="Standard">
      <style:paragraph-properties fo:break-before="page"/>
      <style:text-properties fo:font-size="12pt" style:font-size-asian="12pt" style:font-size-complex="12pt"/>
    </style:style>
    <style:style style:name="P13"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14" style:family="paragraph" style:parent-style-name="Standard">
      <style:paragraph-properties loext:contextual-spacing="false" fo:margin-top="0cm" fo:margin-bottom="0.101cm"/>
    </style:style>
    <style:style style:name="P15" style:family="paragraph" style:parent-style-name="Standard">
      <style:paragraph-properties loext:contextual-spacing="false" fo:margin-top="0cm" fo:margin-bottom="0.101cm"/>
    </style:style>
    <style:style style:name="P16" style:family="paragraph" style:parent-style-name="Contents_20_8">
      <style:paragraph-properties>
        <style:tab-stops>
          <style:tab-stop style:position="13.506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Heading_20_4">
      <style:paragraph-properties fo:break-before="pag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Contents_20_Heading">
      <style:paragraph-properties fo:break-before="page"/>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3">
      <style:paragraph-properties loext:contextual-spacing="false" fo:margin-top="0cm" fo:margin-bottom="0.101cm"/>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able_20_Contents">
      <style:text-properties style:font-name="Arial" fo:font-size="12pt" fo:font-weight="bold" style:font-name-asian="Andale Sans UI" style:font-size-asian="12pt" style:font-weight-asian="bold" style:font-name-complex="Tahoma" style:font-size-complex="12pt" style:font-weight-complex="bold"/>
    </style:style>
    <style:style style:name="P27" style:family="paragraph" style:parent-style-name="Table_20_Contents">
      <style:paragraph-properties fo:text-align="center" style:justify-single-word="false"/>
      <style:text-properties style:font-name="Arial" fo:font-size="12pt" fo:font-weight="bold" style:font-name-asian="Andale Sans UI" style:font-size-asian="12pt" style:font-weight-asian="bold" style:font-name-complex="Tahoma" style:font-size-complex="12pt" style:font-weight-complex="bold"/>
    </style:style>
    <style:style style:name="P28" style:family="paragraph" style:parent-style-name="Table_20_Heading">
      <style:text-properties style:font-name="Arial" fo:font-size="12pt" fo:font-weight="bold" style:font-name-asian="Andale Sans UI" style:font-size-asian="12pt" style:font-weight-asian="bold" style:font-name-complex="Tahoma" style:font-size-complex="12pt" style:font-weight-complex="bold"/>
    </style:style>
    <style:style style:name="P29" style:family="paragraph" style:parent-style-name="Table_20_Heading">
      <style:text-properties style:font-name="Arial" fo:font-size="10pt" style:font-name-asian="Andale Sans UI" style:font-size-asian="10pt" style:font-name-complex="Tahoma" style:font-size-complex="10pt"/>
    </style:style>
    <style:style style:name="T1" style:family="text">
      <style:text-properties fo:font-size="13pt" style:font-size-asian="13pt" style:font-size-complex="13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8">SWE2 Projekt ”Verbrennungasnlage”</text:p>
      <text:p text:style-name="P6"><text:span text:style-name="T3">von August Kraft, Jan Mothes, Philipp Marek</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Inhaltsverzeichnis</text:p>
          </text:index-title>
          <text:p text:style-name="P23">Vorstudie/Planung<text:tab/>3</text:p>
          <text:p text:style-name="P25">Anforderungen des Kunden<text:tab/>3</text:p>
          <text:p text:style-name="P22">Anfrage des Kunden<text:tab/>3</text:p>
          <text:p text:style-name="P17">Einsatz &amp; Zweck der Software<text:tab/>3</text:p>
          <text:p text:style-name="P17">Anforderungen der Software<text:tab/>3</text:p>
          <text:p text:style-name="P16">Niedrige Priorität / Optional:<text:tab/>3</text:p>
          <text:p text:style-name="P22">Klärung von Details<text:tab/>4</text:p>
          <text:p text:style-name="P17">1a. Frage<text:tab/>4</text:p>
          <text:p text:style-name="P17">1b. Antwort<text:tab/>4</text:p>
          <text:p text:style-name="P17">2a. Frage<text:tab/>4</text:p>
          <text:p text:style-name="P17">2b. Antwort<text:tab/>4</text:p>
          <text:p text:style-name="P17">3a. Frage<text:tab/>4</text:p>
          <text:p text:style-name="P17">3b. Antwort<text:tab/>4</text:p>
          <text:p text:style-name="P25">Lastenheft<text:tab/>5</text:p>
          <text:p text:style-name="P17">Zielbestimmung<text:tab/>5</text:p>
          <text:p text:style-name="P17">Produkteinsatz<text:tab/>5</text:p>
          <text:p text:style-name="P17">Produktfunktionen (nach Wichtigkeit sortiert)<text:tab/>5</text:p>
          <text:p text:style-name="P17">Produktdaten (nach Wichtigkeit sortiert)<text:tab/>5</text:p>
          <text:p text:style-name="P17">Produktleistungen (nach Wichtigkeit sortiert)<text:tab/>5</text:p>
          <text:p text:style-name="P17">­Qualitätsanforderungen<text:tab/>6</text:p>
          <text:p text:style-name="P17">Ergänzungen<text:tab/>6</text:p>
          <text:p text:style-name="P17">Glossar<text:tab/>6</text:p>
          <text:p text:style-name="P25">Aufwandskalkulation<text:tab/>7</text:p>
          <text:p text:style-name="P25">Use-Case-Diagramm<text:tab/>7</text:p>
          <text:p text:style-name="P25">Projektplan<text:tab/>7</text:p>
          <text:p text:style-name="P23">Analyse<text:tab/>8</text:p>
          <text:p text:style-name="P25">Use-Case-Beschreibung<text:tab/>8</text:p>
          <text:p text:style-name="P25">Klassendiagramm<text:tab/>8</text:p>
          <text:p text:style-name="P23">Design<text:tab/>9</text:p>
          <text:p text:style-name="P25">Aktivitätsdiagramme<text:tab/>9</text:p>
          <text:p text:style-name="P25">Sequenzdiagramme<text:tab/>9</text:p>
          <text:p text:style-name="P25">Verfeinertes Klassendiagramm<text:tab/>9</text:p>
          <text:p text:style-name="P25">Zustandsdiagramm<text:tab/>9</text:p>
          <text:p text:style-name="P25">Paketdiagramm<text:tab/>9</text:p>
          <text:p text:style-name="P25">Komponentendiagramm<text:tab/>9</text:p>
          <text:p text:style-name="P25">Verteilungsdiagramm<text:tab/>9</text:p>
          <text:p text:style-name="P25">Kollaborationsdiagramm<text:tab/>9</text:p>
        </text:index-body>
      </text:table-of-content>
      <text:p text:style-name="P4"><text:span text:style-name="T2"/></text:p>
      <text:h text:style-name="P19" text:outline-level="1"><text:span text:style-name="T2">Vorstudie/Planung</text:span></text:h>
      <text:h text:style-name="Heading_20_2" text:outline-level="2"><text:span text:style-name="T2">Anforderungen des Kunden</text:span></text:h>
      <text:h text:style-name="Heading_20_3" text:outline-level="3"><text:span text:style-name="T2">Anfrage des Kunden</text:span></text:h>
      <text:h text:style-name="Heading_20_4" text:outline-level="4">Einsatz &amp; Zweck der Software</text:h>
      <text:p text:style-name="Standard">In einer Müllverbrennungsanlage werden verschiedene Sorten von Müll verbrannt (Restmüll, Papier, Plastik). Der Müll wird von Transportern angeliefert. Der Transportfahrer (i.F. Anlieferer) muss sich am Terminal anmelden und die Müllsorte/-menge, die er liefert, angeben. Die Software berechnet die Kosten für die Abgabe des Mülls.</text:p>
      <text:p text:style-name="Standard">Der Müll landet im Lager der Anlage. Anschließend kann der Verbrennungsoperater den Müll in die Verbrennungskammer verschieben. Wenn der Müll verbrannnt ist, aktualisiert der Operater den Status der Verbrennung. Die Software berechnet anhand der Menge und Art des Mülls den bei der Verbrennung angefallenen CO2-Ausstoß und die damit verbundenen Steuer.</text:p>
      <text:p text:style-name="P14"/>
      <text:h text:style-name="Heading_20_4" text:outline-level="4">Anforderungen der Software</text:h>
      <text:p text:style-name="P1">...für den Anlieferer</text:p>
      <text:p text:style-name="P11">Hohe Priorität:</text:p>
      <text:p text:style-name="Standard">Loggt sich im Anliefer-Interface ein, der Login funktioniert nur für dieses Interface, das Interface ist nur von Anlieferern benutzbar. Nach dem Login kann der Anlieferer einen neuen Anlieferantrag ausfüllen.</text:p>
      <text:p text:style-name="Standard">Im Anlieferantrag wird die Art des Mülls und die Menge angegeben, die angeliefert wird. Bei Bestätigung rechnet die Software anhand der Menge/Art die Kosten (Rechnung) für den Anlieferer aus und registriert den neuen Müll im Lager.</text:p>
      <text:p text:style-name="Standard"/>
      <text:p text:style-name="P5">...für den Operator</text:p>
      <text:p text:style-name="P10">Hohe Priorität:</text:p>
      <text:p text:style-name="Standard">Das Interface für den Operator ist ebenfalls exklusiv für Operators. Der Operator sieht, welcher Müll gerade im Lager registriert ist. Er sieht außerdem eine Übersicht über die ausgeführten Lieferanträge und die daraus resultierenden Einnahmen.</text:p>
      <text:p text:style-name="Standard">Der Operator kann außerdem eine Verbrennung initialisieren. Er wählt dafür Müll aus dem Lager aus, der verbrannt werden soll. Wenn die Verbrennung gestartet wird, updated die Software das Lager, setzt den Status der Verbrennungskammer auf „belegt“ um zusätzliche gleichzeitige Verbrennungen zu verhindern, und berechnet den CO2-Ausstoß anhand der Menge und Art des Mülls. Wenn der Operator die Verbrennung für beendet erklärt, wird die Kammer wieder freigegeben. Alle bisher ausgeführten Verbrennungen sind in einer Übersicht aufgeführt.</text:p>
      <text:p text:style-name="Standard">Alle Übersichten beinhalten den Namen des Wirkenden sowie Datum/Zeit.</text:p>
      <text:h text:style-name="Heading_20_8" text:outline-level="8">Niedrige Priorität / Optional:</text:h>
      <text:p text:style-name="P9">Der Operator kann einer Verbrennung eine von mehreren Verbrennungskammern zuweisen. Jede Verbrennungskammer hat einen Effizienzparameter, der den CO2-Ausstoß bei der Verbrennung beeinflusst. Außerdem berechnet die Software die Kosten, die durch Steuern aufgrund des CO2-Ausstoßes entstehen.</text:p>
      <text:p text:style-name="P12"><text:span text:style-name="T3"/></text:p>
      <text:h text:style-name="Heading_20_3" text:outline-level="3"><text:span text:style-name="T2">Klärung von Details</text:span></text:h>
      <text:h text:style-name="Heading_20_4" text:outline-level="4">1a. Frage</text:h>
      <text:p text:style-name="Standard">Soll der Anlieferer in der Lage sein, mehrere Müllsorten in einem Antrag anzugeben, oder wird immer nur eine Müllsorte auf einmal geliefert? Falls mehrere Müllsorten geliefert werden sollen, könnten dann Antrag-Templates ein zusätzliches Feature sein, um den Prozess des Ausfüllen des Anlieferantrags zu beschleunigen?</text:p>
      <text:h text:style-name="Heading_20_4" text:outline-level="4">1b. Antwort</text:h>
      <text:p text:style-name="Standard">Pro Anlieferantrag soll exakt eine Müllsorte angeliefert werden. Falls mehrere Müllsorten geliefert werden, müssen mehrere Anträge eingereicht werden. Templates werden wegen der Einfachkeit nicht benötigt.</text:p>
      <text:p text:style-name="Standard"/>
      <text:h text:style-name="Heading_20_4" text:outline-level="4">2a. Frage</text:h>
      <text:p text:style-name="Standard">Wie genau soll der Müll modelliert werden: Müllsäcke mit jeweils unterschiedlichem Gewicht, Müllsäcke mit festem Gewicht pro Sorte oder lediglich Gewicht? Gibt es Bedingungen wie minimale Granularität des Gewichts?</text:p>
      <text:h text:style-name="Heading_20_4" text:outline-level="4">2b. Antwort</text:h>
      <text:p text:style-name="Standard">Lediglich Gewicht. Es wird davon ausgegangen, dass Müll lediglich in vollen Kilos gemessen, transferiert &amp; gelagert werden kann, nicht feiner.</text:p>
      <text:p text:style-name="Standard"/>
      <text:h text:style-name="Heading_20_4" text:outline-level="4">3a. Frage</text:h>
      <text:p text:style-name="Standard">Soll die Software die Contraints “maximale Anliefermenge” sowie “maximale Lagerkapazität” modellieren?</text:p>
      <text:h text:style-name="Heading_20_4" text:outline-level="4">3b. Antwort</text:h>
      <text:p text:style-name="P9"><text:s/>Nö.</text:p>
      <text:p text:style-name="P13"/>
      <text:h text:style-name="Heading_20_2" text:outline-level="2"><text:span text:style-name="T2">Lastenheft</text:span></text:h>
      <text:h text:style-name="Heading_20_4" text:outline-level="4">Zielbestimmung</text:h>
      <text:p text:style-name="Standard">Diese Software hilft einer kleinen Müllverbrennungsanlage ihre Tätigkeiten, gelagerten Müll zu verwalten (Art, Gewicht), neuen Müll aufzunehmen und Müll zu verbrennen, digital zu steuern.</text:p>
      <text:p text:style-name="P14"/>
      <text:h text:style-name="Heading_20_4" text:outline-level="4">Produkteinsatz</text:h>
      <text:p text:style-name="Standard">Das Produkt wird sowohl vom Operator der Brennanlagen als auch von den verschiedenen Transportfahrern (i.F. Anlieferer) verwendet.</text:p>
      <text:p text:style-name="P2"/>
      <text:h text:style-name="Heading_20_4" text:outline-level="4">Produktfunktionen <text:span text:style-name="T1">(nach Wichtigkeit sortiert)</text:span></text:h>
      <text:p text:style-name="P2">/LF10/ Speicherung des gelagterten Müll in eine Datenbank</text:p>
      <text:p text:style-name="P2">/LF15/ Einsicht von gelagertem Müll durch Operator</text:p>
      <text:p text:style-name="P2">/LF20/ Ersstellung von Lieferberichten einschließlich Loginmöglichkeit für Anlieferer</text:p>
      <text:p text:style-name="P2">/LF30/ Starten und Beenden von Verbrennungen</text:p>
      <text:p text:style-name="P2">/LF40/ Erstellung und Einsicht von Verbrennungsberichten</text:p>
      <text:p text:style-name="P2">/LF50/ Berechnung der Kosten für den Anlieferer und CO2-Kostenberechnung</text:p>
      <text:p text:style-name="P2">/LF60/ Einsicht von Lieferberichten</text:p>
      <text:p text:style-name="P2">/LF70/ Loginmöglichkeit für Operator</text:p>
      <text:h text:style-name="P24" text:outline-level="3"/>
      <text:h text:style-name="Heading_20_4" text:outline-level="4">Produktdaten <text:span text:style-name="T1">(nach Wichtigkeit sortiert)</text:span></text:h>
      <text:p text:style-name="P2">/LD10/ Folgende Daten sind zu jedem gelagterten Müll zu speichern: Typ, Menge</text:p>
      <text:p text:style-name="P2">/LD20/ Folgende Daten sind bei jedem gelieferten Müll zu speichern: Typ, Menge, Zeitstempel, Anlieferer-ID, Anlieferer-Kosten</text:p>
      <text:p text:style-name="P2">/LD30/ Folgende Daten sind bei jeder Verbrennung zu speichern: Typ, Menge, Zeitstempel, Operator-ID, CO2-Ausstoß, CO2-Kosten</text:p>
      <text:h text:style-name="P24" text:outline-level="3"/>
      <text:h text:style-name="Heading_20_4" text:outline-level="4">Produktleistungen <text:span text:style-name="T1">(nach Wichtigkeit sortiert)</text:span></text:h>
      <text:p text:style-name="P2">/LL10/ <text:s/>Anlieferer können ausschließlich die Funktion /LF20/ nutzen.</text:p>
      <text:p text:style-name="P2">/LL15/ Nur Operators dürfen die Funktion /LF15/ und /LF40/ nutzen.</text:p>
      <text:p text:style-name="P2">/LL20/ Nur Anlieferer können die Funktion /LF20/ nutzen.</text:p>
      <text:p text:style-name="P2">/LL30/ Bei Anwendung der Funktionen /LF20/ werden die Daten /LD10/ und /LD20/ aktualisiert.</text:p>
      <text:p text:style-name="P2">/LL30/ Bei Anwendung der Funktionen /LF30/ werden die Daten /LD10/ und /LD30/ aktualisiert.</text:p>
      <text:h text:style-name="P24" text:outline-level="3"/>
      <text:h text:style-name="P24" text:outline-level="3"/>
      <text:h text:style-name="P18" text:outline-level="4"/>
      <text:h text:style-name="Heading_20_4" text:outline-level="4">­Qualitätsanforderungen</text:h>
      <table:table table:name="Tabelle1" table:style-name="Tabelle1">
        <table:table-column table:style-name="Tabelle1.A" table:number-columns-repeated="5"/>
        <table:table-row>
          <table:table-cell table:style-name="Tabelle1.A1" office:value-type="string">
            <text:p text:style-name="P28">Produktqualität</text:p>
          </table:table-cell>
          <table:table-cell table:style-name="Tabelle1.A1" office:value-type="string">
            <text:p text:style-name="P29">sehr gut</text:p>
          </table:table-cell>
          <table:table-cell table:style-name="Tabelle1.A1" office:value-type="string">
            <text:p text:style-name="P29">gut</text:p>
          </table:table-cell>
          <table:table-cell table:style-name="Tabelle1.A1" office:value-type="string">
            <text:p text:style-name="P29">normal</text:p>
          </table:table-cell>
          <table:table-cell table:style-name="Tabelle1.E1" office:value-type="string">
            <text:p text:style-name="P29">irrelevant</text:p>
          </table:table-cell>
        </table:table-row>
        <table:table-row>
          <table:table-cell table:style-name="Tabelle1.A2" office:value-type="string">
            <text:p text:style-name="P26">Funktionalität</text:p>
          </table:table-cell>
          <table:table-cell table:style-name="Tabelle1.A2" office:value-type="string">
            <text:p text:style-name="P27"/>
          </table:table-cell>
          <table:table-cell table:style-name="Tabelle1.A2" office:value-type="string">
            <text:p text:style-name="P27">X</text:p>
          </table:table-cell>
          <table:table-cell table:style-name="Tabelle1.A2" office:value-type="string">
            <text:p text:style-name="P27"/>
          </table:table-cell>
          <table:table-cell table:style-name="Tabelle1.E2" office:value-type="string">
            <text:p text:style-name="P27"/>
          </table:table-cell>
        </table:table-row>
        <table:table-row>
          <table:table-cell table:style-name="Tabelle1.A2" office:value-type="string">
            <text:p text:style-name="P26">Zuverlässigkeit</text:p>
          </table:table-cell>
          <table:table-cell table:style-name="Tabelle1.A2" office:value-type="string">
            <text:p text:style-name="P27">X</text:p>
          </table:table-cell>
          <table:table-cell table:style-name="Tabelle1.A2" office:value-type="string">
            <text:p text:style-name="P27"/>
          </table:table-cell>
          <table:table-cell table:style-name="Tabelle1.A2" office:value-type="string">
            <text:p text:style-name="P27"/>
          </table:table-cell>
          <table:table-cell table:style-name="Tabelle1.E2" office:value-type="string">
            <text:p text:style-name="P27"/>
          </table:table-cell>
        </table:table-row>
        <table:table-row>
          <table:table-cell table:style-name="Tabelle1.A2" office:value-type="string">
            <text:p text:style-name="P26">Benutzbarkeit</text:p>
          </table:table-cell>
          <table:table-cell table:style-name="Tabelle1.A2" office:value-type="string">
            <text:p text:style-name="P27">X</text:p>
          </table:table-cell>
          <table:table-cell table:style-name="Tabelle1.A2" office:value-type="string">
            <text:p text:style-name="P27">X</text:p>
          </table:table-cell>
          <table:table-cell table:style-name="Tabelle1.A2" office:value-type="string">
            <text:p text:style-name="P27"/>
          </table:table-cell>
          <table:table-cell table:style-name="Tabelle1.E2" office:value-type="string">
            <text:p text:style-name="P27"/>
          </table:table-cell>
        </table:table-row>
        <table:table-row>
          <table:table-cell table:style-name="Tabelle1.A2" office:value-type="string">
            <text:p text:style-name="P26">Effizienz</text:p>
          </table:table-cell>
          <table:table-cell table:style-name="Tabelle1.A2" office:value-type="string">
            <text:p text:style-name="P27"/>
          </table:table-cell>
          <table:table-cell table:style-name="Tabelle1.A2" office:value-type="string">
            <text:p text:style-name="P27"/>
          </table:table-cell>
          <table:table-cell table:style-name="Tabelle1.A2" office:value-type="string">
            <text:p text:style-name="P27">X</text:p>
          </table:table-cell>
          <table:table-cell table:style-name="Tabelle1.E2" office:value-type="string">
            <text:p text:style-name="P27"/>
          </table:table-cell>
        </table:table-row>
        <table:table-row>
          <table:table-cell table:style-name="Tabelle1.A2" office:value-type="string">
            <text:p text:style-name="P26">Änderbarkeit</text:p>
          </table:table-cell>
          <table:table-cell table:style-name="Tabelle1.A2" office:value-type="string">
            <text:p text:style-name="P27"/>
          </table:table-cell>
          <table:table-cell table:style-name="Tabelle1.A2" office:value-type="string">
            <text:p text:style-name="P27"/>
          </table:table-cell>
          <table:table-cell table:style-name="Tabelle1.A2" office:value-type="string">
            <text:p text:style-name="P27">X</text:p>
          </table:table-cell>
          <table:table-cell table:style-name="Tabelle1.E2" office:value-type="string">
            <text:p text:style-name="P27"/>
          </table:table-cell>
        </table:table-row>
        <table:table-row>
          <table:table-cell table:style-name="Tabelle1.A2" office:value-type="string">
            <text:p text:style-name="P26">Portierbarkeit</text:p>
          </table:table-cell>
          <table:table-cell table:style-name="Tabelle1.A2" office:value-type="string">
            <text:p text:style-name="P27"/>
          </table:table-cell>
          <table:table-cell table:style-name="Tabelle1.A2" office:value-type="string">
            <text:p text:style-name="P27"/>
          </table:table-cell>
          <table:table-cell table:style-name="Tabelle1.A2" office:value-type="string">
            <text:p text:style-name="P27"/>
          </table:table-cell>
          <table:table-cell table:style-name="Tabelle1.E2" office:value-type="string">
            <text:p text:style-name="P27">X</text:p>
          </table:table-cell>
        </table:table-row>
      </table:table>
      <text:p text:style-name="P2">Die Benutzbarkeit der Funktion /LF20/ muss sehr gut sein, damit Anlieferer das Interface intuitiv bedienen können. Die Benutzbarkeit aller übrigen Funktionen muss gut sein, da die geschulten Operatoren das Interface schnell verwenden können sollen.</text:p>
      <text:p text:style-name="P2"/>
      <text:h text:style-name="Heading_20_4" text:outline-level="4">Ergänzungen</text:h>
      <text:p text:style-name="P2">Die Dauer einer Verbrennung wird vom Operator entschieden und kann nicht eingegeben werden.</text:p>
      <text:p text:style-name="P2"/>
      <text:h text:style-name="Heading_20_4" text:outline-level="4">Glossar</text:h>
      <text:p text:style-name="P2">CO2: Kohlendioxid</text:p>
      <text:p text:style-name="P2">CO2-Ausstoß: Die Menge des entstehenden Gases bei einer Verbrennung</text:p>
      <text:p text:style-name="P2">CO2-Kostenberechnung: Umweltabgaben an den Staat</text:p>
      <text:p text:style-name="P2">Zeitstempel: Ein Datenformat das Datum und Uhrzeit speichert zur Unterscheidung.</text:p>
      <text:p text:style-name="P2">Anlieferer-ID: Eindeutige Identifikationsmöglichkeit für Anlieferer</text:p>
      <text:p text:style-name="P3">Anlieferer-Kosten: Gebühr für angelieferten Müll des Anlieferes</text:p>
      <text:h text:style-name="Heading_20_2" text:outline-level="2"><text:span text:style-name="T2"/></text:h>
      <text:h text:style-name="P20" text:outline-level="2"><text:span text:style-name="T2">Aufwandskalkulation</text:span></text:h>
      <text:p text:style-name="Text_20_body"><text:span text:style-name="T2"/></text:p>
      <text:h text:style-name="Heading_20_2" text:outline-level="2"><text:span text:style-name="T2">Use-Case-Diagramm</text:span></text:h>
      <text:p text:style-name="Text_20_body"><text:span text:style-name="T2"/></text:p>
      <text:h text:style-name="Heading_20_2" text:outline-level="2"><text:span text:style-name="T2">Projektplan</text:span></text:h>
      <text:h text:style-name="P19" text:outline-level="1"><text:span text:style-name="T2">Analyse</text:span></text:h>
      <text:h text:style-name="Heading_20_2" text:outline-level="2"><text:span text:style-name="T2">Use-Case-Beschreibung</text:span></text:h>
      <text:p text:style-name="Text_20_body"><text:span text:style-name="T2"/></text:p>
      <text:h text:style-name="Heading_20_2" text:outline-level="2"><text:span text:style-name="T2">Klassendiagramm</text:span></text:h>
      <text:h text:style-name="P19" text:outline-level="1"><text:span text:style-name="T2">Design</text:span></text:h>
      <text:p text:style-name="Text_20_body"><text:span text:style-name="T2"/></text:p>
      <text:h text:style-name="Heading_20_2" text:outline-level="2"><text:span text:style-name="T2">Aktivitätsdiagramme</text:span></text:h>
      <text:p text:style-name="Text_20_body"><text:span text:style-name="T2"/></text:p>
      <text:h text:style-name="Heading_20_2" text:outline-level="2"><text:span text:style-name="T2">Sequenzdiagramme</text:span></text:h>
      <text:p text:style-name="Text_20_body"><text:span text:style-name="T2"/></text:p>
      <text:h text:style-name="Heading_20_2" text:outline-level="2"><text:span text:style-name="T2">Verfeinertes Klassendiagramm</text:span></text:h>
      <text:p text:style-name="Text_20_body"><text:span text:style-name="T2"/></text:p>
      <text:h text:style-name="Heading_20_2" text:outline-level="2"><text:span text:style-name="T2">Zustandsdiagramm</text:span></text:h>
      <text:p text:style-name="Text_20_body"><text:span text:style-name="T2"/></text:p>
      <text:h text:style-name="Heading_20_2" text:outline-level="2"><text:span text:style-name="T2">Paketdiagramm</text:span></text:h>
      <text:p text:style-name="Text_20_body"><text:span text:style-name="T2"/></text:p>
      <text:h text:style-name="Heading_20_2" text:outline-level="2"><text:span text:style-name="T2">Komponentendiagramm</text:span></text:h>
      <text:p text:style-name="Text_20_body"><text:span text:style-name="T2"/></text:p>
      <text:h text:style-name="Heading_20_2" text:outline-level="2"><text:span text:style-name="T2">Verteilungsdiagramm</text:span></text:h>
      <text:p text:style-name="Text_20_body"><text:span text:style-name="T2"/></text:p>
      <text:h text:style-name="Heading_20_2" text:outline-level="2"><text:span text:style-name="T2">Kollaborationsdiagramm</text:span></text:h>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master-page-name="">
      <style:paragraph-properties loext:contextual-spacing="false" fo:margin-left="0cm" fo:margin-right="0cm" fo:margin-top="0.106cm" fo:margin-bottom="0.106cm" fo:hyphenation-ladder-count="no-limit" fo:text-indent="0cm" style:auto-text-indent="false" style:page-number="auto"/>
      <style:text-properties fo:font-size="80%" fo:font-style="italic" fo:text-shadow="none" style:text-underline-style="solid" style:text-underline-width="auto" style:text-underline-color="font-color" fo:font-weight="normal" style:font-size-asian="80%" style:font-style-asian="italic" style:font-weight-asian="bold" style:font-size-complex="80%" style:font-style-complex="italic" style:font-weight-complex="bold" style:text-overline-style="none" style:text-overline-color="font-color" fo:hyphenate="true" fo:hyphenation-remain-char-count="2" fo:hyphenation-push-char-count="4"/>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8T14:02:22.03</meta:creation-date>
    <dc:date>2016-01-18T15:23:07.95</dc:date>
    <meta:editing-duration>PT1H20M42S</meta:editing-duration>
    <meta:editing-cycles>6</meta:editing-cycles>
    <meta:generator>OpenOffice/4.1.1$Win32 OpenOffice.org_project/411m6$Build-9775</meta:generator>
    <meta:document-statistic meta:table-count="1" meta:image-count="0" meta:object-count="0" meta:page-count="9" meta:paragraph-count="139" meta:word-count="929" meta:character-count="7099"/>
  </office:meta>
</office:document-meta>
</file>